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92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b8fe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66c" fo:border="0.74pt solid #000000"/>
    </style:style>
    <style:style style:name="ce12" style:family="table-cell" style:parent-style-name="Default">
      <style:table-cell-properties fo:background-color="#b7b3ca" fo:border="0.74pt solid #000000"/>
    </style:style>
    <style:style style:name="ce13" style:family="table-cell" style:parent-style-name="Default">
      <style:table-cell-properties fo:background-color="#76b8fe"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fo:background-color="#afd095" fo:border="0.74pt solid #000000"/>
    </style:style>
    <style:style style:name="ce17" style:family="table-cell" style:parent-style-name="Default">
      <style:table-cell-properties fo:background-color="#f7d1d5" fo:border="0.74pt solid #000000"/>
    </style:style>
    <style:style style:name="ce25" style:family="table-cell" style:parent-style-name="Default">
      <style:table-cell-properties fo:background-color="#ffd7d7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4"/>
        <table:table-column table:style-name="co3" table:number-columns-repeated="3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13" office:value-type="string" calcext:value-type="string">
            <text:p>Estandar</text:p>
          </table:table-cell>
          <table:table-cell table:style-name="ce13" office:value-type="string" calcext:value-type="string">
            <text:p>Leisure</text:p>
          </table:table-cell>
          <table:table-cell table:style-name="ce13" office:value-type="string" calcext:value-type="string">
            <text:p>Business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AV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AV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AV3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table:style-name="ce16" office:value-type="string" calcext:value-type="string">
            <text:p>Restricciones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AV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Izquierda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V5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Límite billetes Estándar AV1</text:p>
          </table:table-cell>
          <table:table-cell table:formula="of:=[.B2]" office:value-type="float" office:value="38" calcext:value-type="float">
            <text:p>38</text:p>
          </table:table-cell>
          <table:table-cell office:value-type="string" calcext:value-type="string">
            <text:p>&lt;=</text:p>
          </table:table-cell>
          <table:table-cell table:formula="of:=[.B1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billetes Estándar AV2</text:p>
          </table:table-cell>
          <table:table-cell table:formula="of:=[.B3]" office:value-type="float" office:value="20" calcext:value-type="float">
            <text:p>20</text:p>
          </table:table-cell>
          <table:table-cell office:value-type="string" calcext:value-type="string">
            <text:p>&lt;=</text:p>
          </table:table-cell>
          <table:table-cell table:formula="of:=[.C14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billetes Estándar AV3</text:p>
          </table:table-cell>
          <table:table-cell table:formula="of:=[.B4]" office:value-type="float" office:value="159" calcext:value-type="float">
            <text:p>159</text:p>
          </table:table-cell>
          <table:table-cell office:value-type="string" calcext:value-type="string">
            <text:p>&lt;=</text:p>
          </table:table-cell>
          <table:table-cell table:formula="of:=[.D14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Datos</text:p>
          </table:table-cell>
          <table:table-cell table:style-name="ce14" office:value-type="string" calcext:value-type="string">
            <text:p>Estandar</text:p>
          </table:table-cell>
          <table:table-cell table:style-name="ce14" office:value-type="string" calcext:value-type="string">
            <text:p>Leisure</text:p>
          </table:table-cell>
          <table:table-cell table:style-name="ce14" office:value-type="string" calcext:value-type="string">
            <text:p>Business</text:p>
          </table:table-cell>
          <table:table-cell table:number-columns-repeated="4"/>
          <table:table-cell office:value-type="string" calcext:value-type="string">
            <text:p>Límite billetes Estándar AV4</text:p>
          </table:table-cell>
          <table:table-cell table:formula="of:=[.B5]" office:value-type="float" office:value="100" calcext:value-type="float">
            <text:p>100</text:p>
          </table:table-cell>
          <table:table-cell office:value-type="string" calcext:value-type="string">
            <text:p>&lt;=</text:p>
          </table:table-cell>
          <table:table-cell table:formula="of:=[.E14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es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Límite billetes Estándar AV5</text:p>
          </table:table-cell>
          <table:table-cell table:formula="of:=[.B6]" office:value-type="float" office:value="133" calcext:value-type="float">
            <text:p>133</text:p>
          </table:table-cell>
          <table:table-cell office:value-type="string" calcext:value-type="string">
            <text:p>&lt;=</text:p>
          </table:table-cell>
          <table:table-cell table:formula="of:=[.F1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Límite billetes Leisure AV1</text:p>
          </table:table-cell>
          <table:table-cell table:formula="of:=[.C2]" office:value-type="float" office:value="21" calcext:value-type="float">
            <text:p>21</text:p>
          </table:table-cell>
          <table:table-cell office:value-type="string" calcext:value-type="string">
            <text:p>&gt;=</text:p>
          </table:table-cell>
          <table:table-cell table:formula="of:=[.O1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iones</text:p>
          </table:table-cell>
          <table:table-cell table:style-name="ce5" office:value-type="string" calcext:value-type="string">
            <text:p>AV1</text:p>
          </table:table-cell>
          <table:table-cell table:style-name="ce5" office:value-type="string" calcext:value-type="string">
            <text:p>AV2</text:p>
          </table:table-cell>
          <table:table-cell table:style-name="ce5" office:value-type="string" calcext:value-type="string">
            <text:p>AV3</text:p>
          </table:table-cell>
          <table:table-cell table:style-name="ce5" office:value-type="string" calcext:value-type="string">
            <text:p>AV4</text:p>
          </table:table-cell>
          <table:table-cell table:style-name="ce5" office:value-type="string" calcext:value-type="string">
            <text:p>AV5</text:p>
          </table:table-cell>
          <table:table-cell table:number-columns-repeated="2"/>
          <table:table-cell office:value-type="string" calcext:value-type="string">
            <text:p>Límite billetes Leisure AV2</text:p>
          </table:table-cell>
          <table:table-cell table:formula="of:=[.C3]" office:value-type="float" office:value="66" calcext:value-type="float">
            <text:p>66</text:p>
          </table:table-cell>
          <table:table-cell office:value-type="string" calcext:value-type="string">
            <text:p>&gt;=</text:p>
          </table:table-cell>
          <table:table-cell table:formula="of:=[.O13]" office:value-type="float" office:value="20" calcext:value-type="float">
            <text:p>20</text:p>
          </table:table-cell>
          <table:table-cell/>
          <table:table-cell table:style-name="ce17" office:value-type="string" calcext:value-type="string">
            <text:p>Min. Leisure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Asientos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Límite billetes Leisure AV3</text:p>
          </table:table-cell>
          <table:table-cell table:formula="of:=[.C4]" office:value-type="float" office:value="25" calcext:value-type="float">
            <text:p>25</text:p>
          </table:table-cell>
          <table:table-cell office:value-type="string" calcext:value-type="string">
            <text:p>&gt;=</text:p>
          </table:table-cell>
          <table:table-cell table:formula="of:=[.O13]" office:value-type="float" office:value="20" calcext:value-type="float">
            <text:p>20</text:p>
          </table:table-cell>
          <table:table-cell/>
          <table:table-cell table:style-name="ce17" office:value-type="string" calcext:value-type="string">
            <text:p>Min. Business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Capacidad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Límite billetes Leisure AV4</text:p>
          </table:table-cell>
          <table:table-cell table:formula="of:=[.C5]" office:value-type="float" office:value="20" calcext:value-type="float">
            <text:p>20</text:p>
          </table:table-cell>
          <table:table-cell office:value-type="string" calcext:value-type="string">
            <text:p>&gt;=</text:p>
          </table:table-cell>
          <table:table-cell table:formula="of:=[.O13]" office:value-type="float" office:value="20" calcext:value-type="float">
            <text:p>20</text:p>
          </table:table-cell>
          <table:table-cell/>
          <table:table-cell table:style-name="ce25" office:value-type="string" calcext:value-type="string">
            <text:p>Total billetes</text:p>
          </table:table-cell>
          <table:table-cell table:style-name="ce4" table:formula="of:=SUM([.B14:.F14])" office:value-type="float" office:value="750" calcext:value-type="float">
            <text:p>7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ímite billetes Leisure AV5</text:p>
          </table:table-cell>
          <table:table-cell table:formula="of:=[.C6]" office:value-type="float" office:value="21" calcext:value-type="float">
            <text:p>21</text:p>
          </table:table-cell>
          <table:table-cell office:value-type="string" calcext:value-type="string">
            <text:p>&gt;=</text:p>
          </table:table-cell>
          <table:table-cell table:formula="of:=[.O13]" office:value-type="float" office:value="20" calcext:value-type="float">
            <text:p>20</text:p>
          </table:table-cell>
          <table:table-cell/>
          <table:table-cell table:style-name="ce25" office:value-type="string" calcext:value-type="string">
            <text:p>Total billetes est.</text:p>
          </table:table-cell>
          <table:table-cell table:style-name="ce4" table:formula="of:=[.B2]+[.B3]+[.B4]+[.B5]+[.B6]" office:value-type="float" office:value="450" calcext:value-type="float">
            <text:p>450</text:p>
          </table:table-cell>
        </table:table-row>
        <table:table-row table:style-name="ro1">
          <table:table-cell table:style-name="ce11" office:value-type="string" calcext:value-type="string">
            <text:p>Datos calculados</text:p>
          </table:table-cell>
          <table:table-cell table:style-name="ce11" office:value-type="string" calcext:value-type="string">
            <text:p>Estándar</text:p>
          </table:table-cell>
          <table:table-cell table:style-name="ce11" office:value-type="string" calcext:value-type="string">
            <text:p>Leisure</text:p>
          </table:table-cell>
          <table:table-cell table:style-name="ce11" office:value-type="string" calcext:value-type="string">
            <text:p>Busines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Beneficio</text:p>
          </table:table-cell>
          <table:table-cell table:style-name="ce4" table:formula="of:=SUM([.B2:.B6])*19" office:value-type="float" office:value="8550" calcext:value-type="float">
            <text:p>8550</text:p>
          </table:table-cell>
          <table:table-cell table:style-name="ce4" table:formula="of:=SUM([.C2:.C6])*49" office:value-type="float" office:value="7497" calcext:value-type="float">
            <text:p>7497</text:p>
          </table:table-cell>
          <table:table-cell table:style-name="ce4" table:formula="of:=SUM([.D2:.D6])*69" office:value-type="float" office:value="10143" calcext:value-type="float">
            <text:p>10143</text:p>
          </table:table-cell>
          <table:table-cell table:number-columns-repeated="4"/>
          <table:table-cell office:value-type="string" calcext:value-type="string">
            <text:p>Límite billetes Business AV1</text:p>
          </table:table-cell>
          <table:table-cell table:formula="of:=[.D2]" office:value-type="float" office:value="31" calcext:value-type="float">
            <text:p>31</text:p>
          </table:table-cell>
          <table:table-cell office:value-type="string" calcext:value-type="string">
            <text:p>&gt;=</text:p>
          </table:table-cell>
          <table:table-cell table:formula="of:=[.O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billetes Business AV2</text:p>
          </table:table-cell>
          <table:table-cell table:formula="of:=[.D3]" office:value-type="float" office:value="34" calcext:value-type="float">
            <text:p>34</text:p>
          </table:table-cell>
          <table:table-cell office:value-type="string" calcext:value-type="string">
            <text:p>&gt;=</text:p>
          </table:table-cell>
          <table:table-cell table:formula="of:=[.O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billetes Business AV3</text:p>
          </table:table-cell>
          <table:table-cell table:formula="of:=[.D4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[.O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Objetivo (maximizar)</text:p>
          </table:table-cell>
          <table:table-cell table:style-name="ce3" table:formula="of:=19*SUM([.B2:.B6]) + 49*SUM([.C2:.C6]) + 69*SUM([.D2:.D6])" office:value-type="float" office:value="26190" calcext:value-type="float">
            <text:p>26190</text:p>
          </table:table-cell>
          <table:table-cell table:number-columns-repeated="6"/>
          <table:table-cell office:value-type="string" calcext:value-type="string">
            <text:p>Límite billetes Business AV4</text:p>
          </table:table-cell>
          <table:table-cell table:formula="of:=[.D5]" office:value-type="float" office:value="30" calcext:value-type="float">
            <text:p>30</text:p>
          </table:table-cell>
          <table:table-cell office:value-type="string" calcext:value-type="string">
            <text:p>&gt;=</text:p>
          </table:table-cell>
          <table:table-cell table:formula="of:=[.O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billetes Business AV5</text:p>
          </table:table-cell>
          <table:table-cell table:formula="of:=[.D6]" office:value-type="float" office:value="36" calcext:value-type="float">
            <text:p>36</text:p>
          </table:table-cell>
          <table:table-cell office:value-type="string" calcext:value-type="string">
            <text:p>&gt;=</text:p>
          </table:table-cell>
          <table:table-cell table:formula="of:=[.O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Límite peso AV1</text:p>
          </table:table-cell>
          <table:table-cell table:formula="of:=[.B2]+20*[.C2]+40*[.D2]" office:value-type="float" office:value="1698" calcext:value-type="float">
            <text:p>1698</text:p>
          </table:table-cell>
          <table:table-cell office:value-type="string" calcext:value-type="string">
            <text:p>&lt;=</text:p>
          </table:table-cell>
          <table:table-cell table:formula="of:=[.B15]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peso AV2</text:p>
          </table:table-cell>
          <table:table-cell table:formula="of:=[.B3]+20*[.C3]+40*[.D3]" office:value-type="float" office:value="2700" calcext:value-type="float">
            <text:p>2700</text:p>
          </table:table-cell>
          <table:table-cell office:value-type="string" calcext:value-type="string">
            <text:p>&lt;=</text:p>
          </table:table-cell>
          <table:table-cell table:formula="of:=[.C15]"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peso AV3</text:p>
          </table:table-cell>
          <table:table-cell table:formula="of:=[.B4]+20*[.C4]+40*[.D4]" office:value-type="float" office:value="1299" calcext:value-type="float">
            <text:p>1299</text:p>
          </table:table-cell>
          <table:table-cell office:value-type="string" calcext:value-type="string">
            <text:p>&lt;=</text:p>
          </table:table-cell>
          <table:table-cell table:formula="of:=[.D15]"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peso AV4</text:p>
          </table:table-cell>
          <table:table-cell table:formula="of:=[.B5]+20*[.C5]+40*[.D5]" office:value-type="float" office:value="1700" calcext:value-type="float">
            <text:p>1700</text:p>
          </table:table-cell>
          <table:table-cell office:value-type="string" calcext:value-type="string">
            <text:p>&lt;=</text:p>
          </table:table-cell>
          <table:table-cell table:formula="of:=[.E15]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ímite peso AV5</text:p>
          </table:table-cell>
          <table:table-cell table:formula="of:=[.B6]+20*[.C6]+40*[.D6]" office:value-type="float" office:value="1993" calcext:value-type="float">
            <text:p>1993</text:p>
          </table:table-cell>
          <table:table-cell office:value-type="string" calcext:value-type="string">
            <text:p>&lt;=</text:p>
          </table:table-cell>
          <table:table-cell table:formula="of:=[.F15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Máximo billetes AV1</text:p>
          </table:table-cell>
          <table:table-cell table:formula="of:=[.B2]+[.C2]+[.D2]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table:formula="of:=[.B1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áximo billetes AV2</text:p>
          </table:table-cell>
          <table:table-cell table:formula="of:=[.B3]+[.C3]+[.D3]" office:value-type="float" office:value="120" calcext:value-type="float">
            <text:p>120</text:p>
          </table:table-cell>
          <table:table-cell office:value-type="string" calcext:value-type="string">
            <text:p>&lt;=</text:p>
          </table:table-cell>
          <table:table-cell table:formula="of:=[.C14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áximo billetes AV3</text:p>
          </table:table-cell>
          <table:table-cell table:formula="of:=[.B4]+[.C4]+[.D4]" office:value-type="float" office:value="200" calcext:value-type="float">
            <text:p>200</text:p>
          </table:table-cell>
          <table:table-cell office:value-type="string" calcext:value-type="string">
            <text:p>&lt;=</text:p>
          </table:table-cell>
          <table:table-cell table:formula="of:=[.D14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áximo billetes AV4</text:p>
          </table:table-cell>
          <table:table-cell table:formula="of:=[.B5]+[.C5]+[.D5]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table:formula="of:=[.E14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áximo billetes AV5</text:p>
          </table:table-cell>
          <table:table-cell table:formula="of:=[.B6]+[.C6]+[.D6]" office:value-type="float" office:value="190" calcext:value-type="float">
            <text:p>190</text:p>
          </table:table-cell>
          <table:table-cell office:value-type="string" calcext:value-type="string">
            <text:p>&lt;=</text:p>
          </table:table-cell>
          <table:table-cell table:formula="of:=[.F1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Mínimo billetes Estándar</text:p>
          </table:table-cell>
          <table:table-cell table:formula="of:=[.O16]" office:value-type="float" office:value="450" calcext:value-type="float">
            <text:p>450</text:p>
          </table:table-cell>
          <table:table-cell office:value-type="string" calcext:value-type="string">
            <text:p>&gt;=</text:p>
          </table:table-cell>
          <table:table-cell table:formula="of:=0.6*[.O15]" office:value-type="float" office:value="450" calcext:value-type="float">
            <text:p>4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0:02:21.495741190</meta:creation-date>
    <dc:date>2024-10-25T23:24:45.373450634</dc:date>
    <meta:editing-duration>PT9H29M</meta:editing-duration>
    <meta:editing-cycles>6</meta:editing-cycles>
    <meta:generator>LibreOffice/7.3.7.2$Linux_X86_64 LibreOffice_project/30$Build-2</meta:generator>
    <meta:document-statistic meta:table-count="1" meta:cell-count="179" meta:object-count="0"/>
  </office:meta>
</office:document-meta>
</file>